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  <text:user-field-decl office:value-type="string" office:string-value="needs to be replaced by input1" text:name="inputUserField1"/>
        <text:user-field-decl office:value-type="string" office:string-value="" text:name="IsEmail"/>
        <text:user-field-decl office:value-type="string" office:string-value="OpenVPMS.practice.name" text:name="practiceName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get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><text:text-input text:description="Enter input1 text"/></text:p>
      <text:p text:style-name="Standard"><text:text-input text:description="">Enter input2 text</text:text-input></text:p>
      <text:p text:style-name="Standard"><text:text-input text:description="">Enter input3 text</text:text-input></text:p>
      <text:p text:style-name="Standard">Practice Name <text:user-field-get text:name="practiceName">OpenVPMS.practice.name</text:user-field-get></text:p>
      <text:p text:style-name="Standard"><text:user-field-get text:name="IsEmai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06-08-03T15:11:39</meta:creation-date>
    <dc:date>2014-12-08T10:30:58.83</dc:date>
    <dc:language>en-US</dc:language>
    <meta:editing-cycles>21</meta:editing-cycles>
    <meta:editing-duration>PT2H56M48S</meta:editing-duration>
    <meta:document-statistic meta:table-count="0" meta:image-count="0" meta:object-count="0" meta:page-count="1" meta:paragraph-count="13" meta:word-count="34" meta:character-count="310"/>
    <meta:user-defined meta:name="Info 1"/>
    <meta:user-defined meta:name="Info 2"/>
    <meta:user-defined meta:name="Info 3"/>
    <meta:user-defined meta:name="Info 4"/>
  </office:meta>
</office:document-meta>
</file>